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111111" draw:opacity="25%" draw:textarea-horizontal-align="justify" draw:textarea-vertical-align="middle" draw:auto-grow-height="false" fo:min-height="0.648cm" fo:min-width="0.398cm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8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1.596cm" fo:min-width="2.742cm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.077cm" fo:min-width="0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746cm" fo:min-width="0cm"/>
    </style:style>
    <style:style style:name="gr1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draw:stroke="soli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none" draw:fill="none" fo:min-height="0.7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9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18cm"/>
    </style:style>
    <style:style style:name="gr18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2.078cm" fo:min-width="2.92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12cm"/>
    </style:style>
    <style:style style:name="gr21" style:family="graphic" style:parent-style-name="standard">
      <style:graphic-properties svg:stroke-color="#000000" draw:fill-color="#ffffcc" draw:textarea-horizontal-align="justify" draw:textarea-vertical-align="middle" draw:auto-grow-height="false" fo:min-height="0.528cm" fo:min-width="0cm"/>
    </style:style>
    <style:style style:name="gr22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2.078cm" fo:min-width="4.419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3cm"/>
    </style:style>
    <style:style style:name="gr24" style:family="graphic" style:parent-style-name="standard">
      <style:graphic-properties svg:stroke-color="#000000" draw:fill-color="#ffffcc" draw:textarea-horizontal-align="justify" draw:textarea-vertical-align="middle" draw:auto-grow-height="false" fo:min-height="0.639cm" fo:min-width="0.414cm"/>
    </style:style>
    <style:style style:name="P1" style:family="paragraph">
      <loext:graphic-properties draw:fill="solid" draw:fill-color="#111111" draw:opacity="2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color="#0084d1" fo:font-weight="bold" style:font-weight-asian="bold" style:font-weight-complex="bold"/>
    </style:style>
    <style:style style:name="P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2" style:family="paragraph">
      <loext:graphic-properties draw:fill-color="#ffffcc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color="#0084d1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84d1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5.001cm" svg:y="2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629cm" svg:y1="2.975cm" svg:x2="6.728cm" svg:y2="2.34cm">
          <text:p/>
        </draw:line>
        <draw:line draw:style-name="gr2" draw:text-style-name="P2" draw:layer="layout" svg:x1="5.636cm" svg:y1="2.975cm" svg:x2="4.537cm" svg:y2="2.34cm">
          <text:p/>
        </draw:line>
        <draw:line draw:style-name="gr2" draw:text-style-name="P2" draw:layer="layout" svg:x1="5.636cm" svg:y1="2.975cm" svg:x2="5.636cm" svg:y2="4.244cm">
          <text:p/>
        </draw:line>
        <draw:frame draw:style-name="gr3" draw:text-style-name="P3" draw:layer="layout" svg:width="0.853cm" svg:height="0.962cm" svg:x="3.781cm" svg:y="1.708cm">
          <draw:text-box>
            <text:p><text:span text:style-name="T1">1</text:span></text:p>
          </draw:text-box>
        </draw:frame>
        <draw:frame draw:style-name="gr3" draw:text-style-name="P3" draw:layer="layout" svg:width="0.853cm" svg:height="0.962cm" svg:x="6.713cm" svg:y="1.755cm">
          <draw:text-box>
            <text:p><text:span text:style-name="T1">2</text:span></text:p>
          </draw:text-box>
        </draw:frame>
        <draw:frame draw:style-name="gr3" draw:text-style-name="P3" draw:layer="layout" svg:width="0.853cm" svg:height="0.962cm" svg:x="5.189cm" svg:y="4.245cm">
          <draw:text-box>
            <text:p><text:span text:style-name="T1">3</text:span></text:p>
          </draw:text-box>
        </draw:frame>
        <draw:frame draw:style-name="gr4" draw:text-style-name="P4" draw:layer="layout" svg:width="4.168cm" svg:height="0.962cm" svg:x="6.169cm" svg:y="3.994cm">
          <draw:text-box>
            <text:p><text:span text:style-name="T2">(view </text:span><text:span text:style-name="T3">from</text:span><text:span text:style-name="T2"> </text:span><text:span text:style-name="T4">0</text:span><text:span text:style-name="T2">)</text:span></text:p>
          </draw:text-box>
        </draw:frame>
        <draw:line draw:style-name="gr2" draw:text-style-name="P2" draw:layer="layout" svg:x1="14.783cm" svg:y1="2.235cm" svg:x2="14.783cm" svg:y2="4.293cm">
          <text:p/>
        </draw:line>
        <draw:line draw:style-name="gr2" draw:text-style-name="P2" draw:layer="layout" svg:x1="13.791cm" svg:y1="3.277cm" svg:x2="15.824cm" svg:y2="3.277cm">
          <text:p/>
        </draw:line>
        <draw:frame draw:style-name="gr3" draw:text-style-name="P5" draw:layer="layout" svg:width="0.853cm" svg:height="0.962cm" svg:x="14.336cm" svg:y="1.397cm">
          <draw:text-box>
            <text:p><text:span text:style-name="T5">0</text:span></text:p>
          </draw:text-box>
        </draw:frame>
        <draw:frame draw:style-name="gr3" draw:text-style-name="P3" draw:layer="layout" svg:width="0.853cm" svg:height="0.962cm" svg:x="15.733cm" svg:y="2.769cm">
          <draw:text-box>
            <text:p><text:span text:style-name="T1">1</text:span></text:p>
          </draw:text-box>
        </draw:frame>
        <draw:frame draw:style-name="gr3" draw:text-style-name="P3" draw:layer="layout" svg:width="0.853cm" svg:height="0.962cm" svg:x="14.412cm" svg:y="4.191cm">
          <draw:text-box>
            <text:p><text:span text:style-name="T1">2</text:span></text:p>
          </draw:text-box>
        </draw:frame>
        <draw:frame draw:style-name="gr5" draw:text-style-name="P3" draw:layer="layout" svg:width="0.788cm" svg:height="0.962cm" svg:x="13.081cm" svg:y="2.746cm">
          <draw:text-box>
            <text:p><text:span text:style-name="T1">3</text:span></text:p>
          </draw:text-box>
        </draw:frame>
        <draw:frame draw:style-name="gr6" draw:text-style-name="P6" draw:layer="layout" svg:width="3.669cm" svg:height="0.962cm" svg:x="3.883cm" svg:y="0.231cm">
          <draw:text-box>
            <text:p><text:span text:style-name="T6">T</text:span><text:span text:style-name="T6">e</text:span><text:span text:style-name="T6">t</text:span><text:span text:style-name="T6">r</text:span><text:span text:style-name="T6">a</text:span><text:span text:style-name="T6">h</text:span><text:span text:style-name="T6">e</text:span><text:span text:style-name="T6">d</text:span><text:span text:style-name="T6">r</text:span><text:span text:style-name="T6">a</text:span><text:span text:style-name="T6">l</text:span></text:p>
          </draw:text-box>
        </draw:frame>
        <draw:frame draw:style-name="gr7" draw:text-style-name="P6" draw:layer="layout" svg:width="2.331cm" svg:height="0.962cm" svg:x="13.64cm" svg:y="0.279cm">
          <draw:text-box>
            <text:p><text:span text:style-name="T6">Planar</text:span></text:p>
          </draw:text-box>
        </draw:frame>
        <draw:frame draw:style-name="gr3" draw:text-style-name="P5" draw:layer="layout" svg:width="0.853cm" svg:height="0.962cm" svg:x="5.926cm" svg:y="3.181cm">
          <draw:text-box>
            <text:p><text:span text:style-name="T5">0</text:span></text:p>
          </draw:text-box>
        </draw:frame>
        <draw:custom-shape draw:style-name="gr8" draw:text-style-name="P2" draw:layer="layout" svg:width="3.276cm" svg:height="1.88cm" svg:x="11.056cm" svg:y="6.968cm">
          <text:p/>
          <draw:enhanced-geometry svg:viewBox="0 0 21600 21600" draw:mirror-vertical="true" draw:glue-points="?f6 10800 10800 21600 ?f5 10800 10800 0" draw:text-areas="?f3 ?f3 ?f4 ?f4" draw:type="trapezoid" draw:modifiers="2681.6824966078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2" draw:layer="layout" svg:x1="12.707cm" svg:y1="7.959cm" svg:x2="11.902cm" svg:y2="7.494cm">
          <text:p/>
        </draw:line>
        <draw:line draw:style-name="gr9" draw:text-style-name="P2" draw:layer="layout" svg:x1="12.707cm" svg:y1="7.958cm" svg:x2="13.494cm" svg:y2="7.504cm">
          <text:p/>
        </draw:line>
        <draw:custom-shape draw:style-name="gr10" draw:text-style-name="P7" draw:layer="layout" svg:width="0.127cm" svg:height="0.981cm" draw:transform="rotate (-1.0471975511966) translate (12.719cm 7.882cm)">
          <text:p/>
          <draw:enhanced-geometry svg:viewBox="0 0 21600 21600" draw:glue-points="?f0 0 ?f1 10800 0 21600 10800 21600 21600 21600 ?f7 10800" draw:text-areas="?f1 10800 ?f2 18000 ?f3 7200 ?f4 21600" draw:type="isosceles-triangle" draw:modifiers="10706.086956521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7" draw:layer="layout" svg:width="0.127cm" svg:height="0.996cm" draw:transform="rotate (-1.0471975511966) translate (13.484cm 7.88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706.086956521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8" draw:layer="layout" svg:width="0.853cm" svg:height="0.962cm" svg:x="11.244cm" svg:y="6.793cm">
          <draw:text-box>
            <text:p>a</text:p>
          </draw:text-box>
        </draw:frame>
        <draw:frame draw:style-name="gr3" draw:text-style-name="P8" draw:layer="layout" svg:width="0.853cm" svg:height="0.962cm" svg:x="13.316cm" svg:y="6.816cm">
          <draw:text-box>
            <text:p>b</text:p>
          </draw:text-box>
        </draw:frame>
        <draw:frame draw:style-name="gr3" draw:text-style-name="P8" draw:layer="layout" svg:width="0.853cm" svg:height="0.962cm" svg:x="11.208cm" svg:y="8.038cm">
          <draw:text-box>
            <text:p>d</text:p>
          </draw:text-box>
        </draw:frame>
        <draw:line draw:style-name="gr12" draw:text-style-name="P2" draw:layer="layout" svg:x1="16.415cm" svg:y1="7.675cm" svg:x2="17.485cm" svg:y2="7.675cm">
          <text:p/>
        </draw:line>
        <draw:polyline draw:style-name="gr13" draw:text-style-name="P2" draw:layer="layout" svg:width="1.59cm" svg:height="1.554cm" draw:transform="skewX (0.0945968454580927) rotate (-0.738448806518801) translate (16.9284215743598cm 6.18455341664663cm)" svg:viewBox="0 0 1591 1555" draw:points="0,1555 868,1555 1591,835 1590,0">
          <text:p/>
        </draw:polyline>
        <draw:line draw:style-name="gr12" draw:text-style-name="P2" draw:layer="layout" svg:x1="16.415cm" svg:y1="7.819cm" svg:x2="15.751cm" svg:y2="8.423cm">
          <text:p/>
        </draw:line>
        <draw:line draw:style-name="gr12" draw:text-style-name="P2" draw:layer="layout" svg:x1="17.484cm" svg:y1="7.819cm" svg:x2="18.148cm" svg:y2="8.423cm">
          <text:p/>
        </draw:line>
        <draw:line draw:style-name="gr2" draw:text-style-name="P2" draw:layer="layout" svg:x1="16.415cm" svg:y1="7.819cm" svg:x2="15.751cm" svg:y2="8.423cm">
          <text:p/>
        </draw:line>
        <draw:frame draw:style-name="gr14" draw:text-style-name="P9" draw:layer="layout" svg:width="0.719cm" svg:height="0.962cm" svg:x="15.137cm" svg:y="8.234cm">
          <draw:text-box>
            <text:p>d</text:p>
          </draw:text-box>
        </draw:frame>
        <draw:frame draw:style-name="gr15" draw:text-style-name="P8" draw:layer="layout" svg:width="0.82cm" svg:height="0.962cm" svg:x="13.36cm" svg:y="8.009cm">
          <draw:text-box>
            <text:p>c</text:p>
          </draw:text-box>
        </draw:frame>
        <draw:frame draw:style-name="gr16" draw:text-style-name="P8" draw:layer="layout" svg:width="0.691cm" svg:height="0.962cm" svg:x="17.883cm" svg:y="8.11cm">
          <draw:text-box>
            <text:p>c</text:p>
          </draw:text-box>
        </draw:frame>
        <draw:frame draw:style-name="gr17" draw:text-style-name="P8" draw:layer="layout" svg:width="0.718cm" svg:height="0.962cm" svg:x="17.939cm" svg:y="6.612cm">
          <draw:text-box>
            <text:p>b</text:p>
          </draw:text-box>
        </draw:frame>
        <draw:frame draw:style-name="gr17" draw:text-style-name="P8" draw:layer="layout" svg:width="0.718cm" svg:height="0.962cm" svg:x="15.112cm" svg:y="6.586cm">
          <draw:text-box>
            <text:p>a</text:p>
          </draw:text-box>
        </draw:frame>
        <draw:custom-shape draw:style-name="gr18" draw:text-style-name="P2" draw:layer="layout" svg:width="3.454cm" svg:height="2.362cm" svg:x="15.221cm" svg:y="6.736cm">
          <text:p/>
          <draw:enhanced-geometry svg:viewBox="0 0 21600 21600" draw:mirror-vertical="tru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9" draw:text-style-name="P11" draw:layer="layout" svg:width="4.371cm" svg:height="1.673cm" svg:x="10.515cm" svg:y="9.027cm">
          <draw:text-box>
            <text:p text:style-name="P10"><text:span text:style-name="T7">square planar</text:span></text:p>
            <text:p text:style-name="P10"><text:span text:style-name="T7">(‘@SP’)</text:span></text:p>
          </draw:text-box>
        </draw:frame>
        <draw:frame draw:style-name="gr20" draw:text-style-name="P11" draw:layer="layout" svg:width="3.012cm" svg:height="1.673cm" svg:x="15.434cm" svg:y="9.249cm">
          <draw:text-box>
            <text:p text:style-name="P10"><text:span text:style-name="T7">cis/trans</text:span></text:p>
            <text:p text:style-name="P10"><text:span text:style-name="T7">(‘\’ or ‘/’)</text:span></text:p>
          </draw:text-box>
        </draw:frame>
        <draw:line draw:style-name="gr9" draw:text-style-name="P2" draw:layer="layout" svg:x1="3.086cm" svg:y1="8.288cm" svg:x2="2.768cm" svg:y2="7.414cm">
          <text:p/>
        </draw:line>
        <draw:custom-shape draw:style-name="gr10" draw:text-style-name="P7" draw:layer="layout" svg:width="0.127cm" svg:height="0.98cm" draw:transform="rotate (-2.61799387799149) translate (3.626cm 8.263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706.086956521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2" draw:layer="layout" svg:x1="3.097cm" svg:y1="8.278cm" svg:x2="2.133cm" svg:y2="8.278cm">
          <text:p/>
        </draw:line>
        <draw:line draw:style-name="gr12" draw:text-style-name="P2" draw:layer="layout" svg:x1="3.576cm" svg:y1="9.141cm" svg:x2="3.073cm" svg:y2="8.27cm">
          <text:p/>
        </draw:line>
        <draw:frame draw:style-name="gr3" draw:text-style-name="P8" draw:layer="layout" svg:width="0.853cm" svg:height="0.962cm" svg:x="1.422cm" svg:y="7.747cm">
          <draw:text-box>
            <text:p>a</text:p>
          </draw:text-box>
        </draw:frame>
        <draw:frame draw:style-name="gr3" draw:text-style-name="P8" draw:layer="layout" svg:width="0.853cm" svg:height="0.962cm" svg:x="3.363cm" svg:y="8.887cm">
          <draw:text-box>
            <text:p>b</text:p>
          </draw:text-box>
        </draw:frame>
        <draw:frame draw:style-name="gr15" draw:text-style-name="P8" draw:layer="layout" svg:width="0.82cm" svg:height="0.962cm" svg:x="3.327cm" svg:y="6.708cm">
          <draw:text-box>
            <text:p>c</text:p>
          </draw:text-box>
        </draw:frame>
        <draw:frame draw:style-name="gr5" draw:text-style-name="P8" draw:layer="layout" svg:width="0.678cm" svg:height="0.962cm" svg:x="2.158cm" svg:y="6.629cm">
          <draw:text-box>
            <text:p>d</text:p>
          </draw:text-box>
        </draw:frame>
        <draw:custom-shape draw:style-name="gr21" draw:text-style-name="P12" draw:layer="layout" svg:width="0.914cm" svg:height="0.889cm" draw:transform="rotate (0.523598775598299) translate (15.934cm 5.50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2" draw:layer="layout" svg:width="0.914cm" svg:height="0.889cm" draw:transform="rotate (0.523598775598299) translate (12.369cm 5.638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2" draw:text-style-name="P2" draw:layer="layout" svg:x1="6.578cm" svg:y1="7.693cm" svg:x2="7.648cm" svg:y2="7.693cm">
          <text:p/>
        </draw:line>
        <draw:polyline draw:style-name="gr13" draw:text-style-name="P2" draw:layer="layout" svg:width="1.59cm" svg:height="0.719cm" draw:transform="skewX (0.0945968454580926) rotate (-0.738448806518801) translate (6.47076050816244cm 6.76671776638248cm)" svg:viewBox="0 0 1591 720" draw:points="0,720 868,720 1591,0">
          <text:p/>
        </draw:polyline>
        <draw:line draw:style-name="gr12" draw:text-style-name="P2" draw:layer="layout" svg:x1="6.578cm" svg:y1="7.837cm" svg:x2="5.914cm" svg:y2="8.441cm">
          <text:p/>
        </draw:line>
        <draw:line draw:style-name="gr2" draw:text-style-name="P2" draw:layer="layout" svg:x1="6.578cm" svg:y1="7.837cm" svg:x2="5.914cm" svg:y2="8.441cm">
          <text:p/>
        </draw:line>
        <draw:frame draw:style-name="gr14" draw:text-style-name="P9" draw:layer="layout" svg:width="0.719cm" svg:height="0.962cm" svg:x="5.3cm" svg:y="8.252cm">
          <draw:text-box>
            <text:p>d</text:p>
          </draw:text-box>
        </draw:frame>
        <draw:frame draw:style-name="gr16" draw:text-style-name="P8" draw:layer="layout" svg:width="0.691cm" svg:height="0.962cm" svg:x="9.601cm" svg:y="8.023cm">
          <draw:text-box>
            <text:p>c</text:p>
          </draw:text-box>
        </draw:frame>
        <draw:frame draw:style-name="gr17" draw:text-style-name="P8" draw:layer="layout" svg:width="0.718cm" svg:height="0.962cm" svg:x="9.645cm" svg:y="6.623cm">
          <draw:text-box>
            <text:p>b</text:p>
          </draw:text-box>
        </draw:frame>
        <draw:frame draw:style-name="gr17" draw:text-style-name="P8" draw:layer="layout" svg:width="0.718cm" svg:height="0.962cm" svg:x="5.275cm" svg:y="6.604cm">
          <draw:text-box>
            <text:p>a</text:p>
          </draw:text-box>
        </draw:frame>
        <draw:custom-shape draw:style-name="gr22" draw:text-style-name="P2" draw:layer="layout" svg:width="4.953cm" svg:height="2.362cm" svg:x="5.359cm" svg:y="6.782cm">
          <text:p/>
          <draw:enhanced-geometry svg:viewBox="0 0 21600 21600" draw:mirror-vertical="tru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2" draw:layer="layout" svg:x1="9.147cm" svg:y1="7.834cm" svg:x2="8.077cm" svg:y2="7.834cm">
          <text:p/>
        </draw:line>
        <draw:polyline draw:style-name="gr13" draw:text-style-name="P2" draw:layer="layout" svg:width="1.59cm" svg:height="0.719cm" draw:transform="skewX (0.0945968454580926) rotate (2.40314384707099) translate (9.25423949183757cm 8.76028223361753cm)" svg:viewBox="0 0 1591 720" draw:points="0,720 868,720 1591,0">
          <text:p/>
        </draw:polyline>
        <draw:line draw:style-name="gr12" draw:text-style-name="P2" draw:layer="layout" svg:x1="9.147cm" svg:y1="7.69cm" svg:x2="9.811cm" svg:y2="7.086cm">
          <text:p/>
        </draw:line>
        <draw:frame draw:style-name="gr17" draw:text-style-name="P8" draw:layer="layout" svg:width="0.718cm" svg:height="0.962cm" svg:x="7.384cm" svg:y="7.283cm">
          <draw:text-box>
            <text:p>C</text:p>
          </draw:text-box>
        </draw:frame>
        <draw:frame draw:style-name="gr23" draw:text-style-name="P11" draw:layer="layout" svg:width="2.589cm" svg:height="1.673cm" svg:x="6.694cm" svg:y="9.239cm">
          <draw:text-box>
            <text:p text:style-name="P10"><text:span text:style-name="T7">Allenal</text:span></text:p>
            <text:p text:style-name="P10"><text:span text:style-name="T7">(‘@AL’)</text:span></text:p>
          </draw:text-box>
        </draw:frame>
        <draw:custom-shape draw:style-name="gr21" draw:text-style-name="P12" draw:layer="layout" svg:width="0.914cm" svg:height="0.889cm" draw:transform="rotate (0.523598775598299) translate (6.867cm 5.5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2" draw:layer="layout" svg:width="0.914cm" svg:height="0.889cm" draw:transform="rotate (0.523598775598299) translate (3.302cm 5.656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Beaujean</meta:initial-creator>
    <meta:creation-date>2018-04-18T17:18:17.556921641</meta:creation-date>
    <dc:date>2019-08-04T12:10:03.711760979</dc:date>
    <meta:editing-duration>PT1H26M21S</meta:editing-duration>
    <meta:editing-cycles>18</meta:editing-cycles>
    <meta:generator>LibreOffice/6.0.7.3$Linux_X86_64 LibreOffice_project/00m0$Build-3</meta:generator>
    <meta:document-statistic meta:object-count="64"/>
  </office:meta>
</office:document-meta>
</file>